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7ec83"/>
    </style:style>
    <style:style style:name="P2" style:family="paragraph" style:parent-style-name="Table_20_Contents">
      <style:text-properties style:font-name="Times New Roman" fo:font-weight="bold" officeooo:rsid="001a75a1" officeooo:paragraph-rsid="0007ec83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7ec83"/>
    </style:style>
    <style:style style:name="P4" style:family="paragraph" style:parent-style-name="Table_20_Contents">
      <style:text-properties style:font-name="Times New Roman" fo:font-size="10pt" officeooo:rsid="001a75a1" officeooo:paragraph-rsid="0007ec83" style:font-size-asian="10pt" style:font-size-complex="10pt"/>
    </style:style>
    <style:style style:name="P5" style:family="paragraph" style:parent-style-name="Table_20_Contents">
      <style:text-properties style:font-name="Times New Roman" officeooo:paragraph-rsid="0007ec83"/>
    </style:style>
    <style:style style:name="P6" style:family="paragraph" style:parent-style-name="Table_20_Contents">
      <style:text-properties style:font-name="Times New Roman" officeooo:rsid="0008103e" officeooo:paragraph-rsid="0008103e"/>
    </style:style>
    <style:style style:name="P7" style:family="paragraph" style:parent-style-name="Table_20_Contents">
      <style:text-properties style:font-name="Times New Roman" officeooo:rsid="00094f33" officeooo:paragraph-rsid="00094f33"/>
    </style:style>
    <style:style style:name="P8" style:family="paragraph" style:parent-style-name="Table_20_Contents">
      <style:text-properties style:font-name="Times New Roman" officeooo:rsid="000ae5a8" officeooo:paragraph-rsid="000ae5a8"/>
    </style:style>
    <style:style style:name="P9" style:family="paragraph" style:parent-style-name="Table_20_Contents">
      <style:text-properties style:font-name="Times New Roman" officeooo:rsid="000cc182" officeooo:paragraph-rsid="000cc182"/>
    </style:style>
    <style:style style:name="P10" style:family="paragraph" style:parent-style-name="Table_20_Contents">
      <style:text-properties style:font-name="Times New Roman" officeooo:rsid="0010af15" officeooo:paragraph-rsid="0010af15"/>
    </style:style>
    <style:style style:name="P11" style:family="paragraph" style:parent-style-name="Text_20_body">
      <style:paragraph-properties fo:text-align="center" style:justify-single-word="false"/>
      <style:text-properties style:font-name="Times New Roman" officeooo:rsid="0007ec83" officeooo:paragraph-rsid="0007ec83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00cc182" officeooo:paragraph-rsid="000cc182"/>
    </style:style>
    <style:style style:name="P13" style:family="paragraph" style:parent-style-name="Table_20_Contents">
      <style:text-properties style:font-name="Times New Roman" officeooo:rsid="0012c032" officeooo:paragraph-rsid="0012c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etworking</text:p>
      <text:p text:style-name="P12">David Bombal?</text:p>
      <text:p text:style-name="P12">NetworkChuck?</text:p>
      <text:p text:style-name="P12">Professor Messer</text:p>
      <table:table table:name="Table1" table:style-name="Table1">
        <table:table-column table:style-name="Table1.A"/>
        <table:table-column table:style-name="Table1.B"/>
        <table:table-row table:style-name="TableLine253162847488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628483856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5316284857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531628484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5968">
          <table:table-cell table:style-name="Table1.A1" office:value-type="string">
            <text:p text:style-name="P6">Jeremy’s IT Lab</text:p>
          </table:table-cell>
          <table:table-cell table:style-name="Table1.A1" office:value-type="string">
            <text:p text:style-name="P5"><text:a xlink:type="simple" xlink:href="https://youtube.com/playlist?list=PLxbwE86jKRgMpuZuLBivzlM8s2Dk5lXBQ" text:style-name="Internet_20_link" text:visited-style-name="Visited_20_Internet_20_Link">https://youtube.com/playlist?list=PLxbwE86jKRgMpuZuLBivzlM8s2Dk5lXBQ</text:a> </text:p>
          </table:table-cell>
        </table:table-row>
        <table:table-row table:style-name="TableLine2531628477600">
          <table:table-cell table:style-name="Table1.A1" office:value-type="string">
            <text:p text:style-name="P7">Keith Barker Cisco CCNA 200-301</text:p>
          </table:table-cell>
          <table:table-cell table:style-name="Table1.A1" office:value-type="string">
            <text:p text:style-name="P5"><text:a xlink:type="simple" xlink:href="https://youtube.com/playlist?list=PLQQoSBmrXmrysEaVNia7KVwf85qATIi1V" text:style-name="Internet_20_link" text:visited-style-name="Visited_20_Internet_20_Link">https://youtube.com/playlist?list=PLQQoSBmrXmrysEaVNia7KVwf85qATIi1V</text:a> </text:p>
          </table:table-cell>
        </table:table-row>
        <table:table-row table:style-name="TableLine2531628481952">
          <table:table-cell table:style-name="Table1.A1" office:value-type="string">
            <text:p text:style-name="P7">DansCourses</text:p>
          </table:table-cell>
          <table:table-cell table:style-name="Table1.A1" office:value-type="string">
            <text:p text:style-name="P5"><text:a xlink:type="simple" xlink:href="https://youtube.com/playlist?list=PLndqfxA_9SWEH6AHP9djFhqq7NAqClNyb" text:style-name="Internet_20_link" text:visited-style-name="Visited_20_Internet_20_Link">https://youtube.com/playlist?list=PLndqfxA_9SWEH6AHP9djFhqq7NAqClNyb</text:a> </text:p>
          </table:table-cell>
        </table:table-row>
        <table:table-row table:style-name="TableLine2531628469440">
          <table:table-cell table:style-name="Table1.A1" office:value-type="string">
            <text:p text:style-name="P7">Sunny Classroom</text:p>
          </table:table-cell>
          <table:table-cell table:style-name="Table1.A1" office:value-type="string">
            <text:p text:style-name="P5"><text:a xlink:type="simple" xlink:href="https://youtube.com/playlist?list=PLSNNzog5eydvsPPMwn-6waomQXOOxZew4" text:style-name="Internet_20_link" text:visited-style-name="Visited_20_Internet_20_Link">https://youtube.com/playlist?list=PLSNNzog5eydvsPPMwn-6waomQXOOxZew4</text:a> </text:p>
          </table:table-cell>
        </table:table-row>
        <table:table-row table:style-name="TableLine2531628469984">
          <table:table-cell table:style-name="Table1.A1" office:value-type="string">
            <text:p text:style-name="P8">Paul Browning</text:p>
            <text:p text:style-name="P8">Cisco Switching CCNP/CCNA/SWITCH - Full Course [4 Hours]</text:p>
          </table:table-cell>
          <table:table-cell table:style-name="Table1.A1" office:value-type="string">
            <text:p text:style-name="P5"><text:a xlink:type="simple" xlink:href="https://youtu.be/CDFnzdvDuP8" text:style-name="Internet_20_link" text:visited-style-name="Visited_20_Internet_20_Link">https://youtu.be/CDFnzdvDuP8</text:a> </text:p>
          </table:table-cell>
        </table:table-row>
        <table:table-row table:style-name="TableLine2531628472432">
          <table:table-cell table:style-name="Table1.A1" office:value-type="string">
            <text:p text:style-name="P9">Paul Browning</text:p>
            <text:p text:style-name="P9">Cisco CCNA in 60 days</text:p>
          </table:table-cell>
          <table:table-cell table:style-name="Table1.A1" office:value-type="string">
            <text:p text:style-name="P5"><text:a xlink:type="simple" xlink:href="https://youtube.com/playlist?list=PLCNmoXT8zexlryVQcAbnXp6W6hzAV18vy" text:style-name="Internet_20_link" text:visited-style-name="Visited_20_Internet_20_Link">https://youtube.com/playlist?list=PLCNmoXT8zexlryVQcAbnXp6W6hzAV18vy</text:a> </text:p>
          </table:table-cell>
        </table:table-row>
        <table:table-row table:style-name="TableLine2531628476784">
          <table:table-cell table:style-name="Table1.A1" office:value-type="string">
            <text:p text:style-name="P5">PowerCert Animated Videos</text:p>
            <text:p text:style-name="P5">CompTIA Network+ Certification Video Course</text:p>
          </table:table-cell>
          <table:table-cell table:style-name="Table1.A1" office:value-type="string">
            <text:p text:style-name="P5"><text:a xlink:type="simple" xlink:href="https://youtu.be/vrh0epPAC5w" text:style-name="Internet_20_link" text:visited-style-name="Visited_20_Internet_20_Link">https://youtu.be/vrh0epPAC5w</text:a> </text:p>
          </table:table-cell>
        </table:table-row>
        <table:table-row table:style-name="TableLine2531628470528">
          <table:table-cell table:style-name="Table1.A1" office:value-type="string">
            <text:p text:style-name="P10">Packet Tracer</text:p>
            <text:p text:style-name="P10">Networking 1, 2, 3</text:p>
          </table:table-cell>
          <table:table-cell table:style-name="Table1.A1" office:value-type="string">
            <text:p text:style-name="P10"><text:a xlink:type="simple" xlink:href="https://www.netacad.com/" text:style-name="Internet_20_link" text:visited-style-name="Visited_20_Internet_20_Link">https://www.netacad.com/</text:a> </text:p>
          </table:table-cell>
        </table:table-row>
        <table:table-row table:style-name="TableLine2531628482224">
          <table:table-cell table:style-name="Table1.A1" office:value-type="string">
            <text:p text:style-name="P13">Kevin Wallace Training LLC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628481408">
          <table:table-cell table:style-name="Table1.A1" office:value-type="string">
            <text:p text:style-name="P13">David Bombal</text:p>
            <text:p text:style-name="P13">Network Chuck</text:p>
          </table:table-cell>
          <table:table-cell table:style-name="Table1.A1" office:value-type="string">
            <text:p text:style-name="P5"/>
          </table:table-cell>
        </table:table-row>
        <table:table-row table:style-name="TableLine2531628484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0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7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6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2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7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9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1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16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1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9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08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2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4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89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5316284792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3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81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0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2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2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7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73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0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503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990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500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5023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5018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928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88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5316284977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6:12.765000000</meta:creation-date>
    <dc:date>2021-08-23T17:44:08.297000000</dc:date>
    <meta:editing-duration>P1DT1H32M11S</meta:editing-duration>
    <meta:editing-cycles>6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31" meta:word-count="72" meta:character-count="850" meta:non-whitespace-character-count="801"/>
  </office:meta>
</office:document-meta>
</file>